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035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7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60" office:value-type="string">
            <text:p>Draconis Combine</text:p>
          </table:table-cell>
          <table:table-cell table:style-name="ce65" office:value-type="string">
            <text:p>Lyran Alliance</text:p>
          </table:table-cell>
          <table:table-cell table:style-name="ce72" office:value-type="string">
            <text:p>Free Worlds League</text:p>
          </table:table-cell>
          <table:table-cell table:style-name="ce74" office:value-type="string">
            <text:p>Capellan Confederation</text:p>
          </table:table-cell>
          <table:table-cell table:style-name="ce1"/>
          <table:table-cell table:style-name="ce78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3" office:value-type="string">
            <text:p>House Kurita</text:p>
          </table:table-cell>
          <table:table-cell table:style-name="ce71" office:value-type="string">
            <text:p>House Steiner</text:p>
          </table:table-cell>
          <table:table-cell table:style-name="ce73" office:value-type="string">
            <text:p>House Marik</text:p>
          </table:table-cell>
          <table:table-cell table:style-name="ce75" office:value-type="string">
            <text:p>House Liao</text:p>
          </table:table-cell>
          <table:table-cell table:style-name="ce19"/>
          <table:table-cell table:style-name="ce79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Wasp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ball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inger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Kabuto</text:p>
          </table:table-cell>
          <table:table-cell table:style-name="ce36" office:value-type="float" office:value="20">
            <text:p>20</text:p>
          </table:table-cell>
          <table:table-cell table:style-name="ce26"/>
          <table:table-cell table:style-name="ce26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ossack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6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6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6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6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pider</text:p>
          </table:table-cell>
          <table:table-cell table:style-name="ce36" office:value-type="float" office:value="30">
            <text:p>30</text:p>
          </table:table-cell>
          <table:table-cell table:style-name="ce26"/>
          <table:table-cell table:style-name="ce25" office:value-type="string">
            <text:p>SDR-7K (2xMPL,JJ)</text:p>
          </table:table-cell>
          <table:table-cell table:style-name="ce26"/>
          <table:table-cell table:style-name="ce25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Jackal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8" office:value-type="string">
            <text:p>Battle Hawk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Hitman</text:p>
          </table:table-cell>
          <table:table-cell table:style-name="ce38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Hammer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Valkyrie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6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starter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wens</text:p>
          </table:table-cell>
          <table:table-cell table:style-name="ce36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Wolfhound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Raven</text:p>
          </table:table-cell>
          <table:table-cell table:style-name="ce36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6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6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icada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entinel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aimyo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rider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a Yu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himera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6">
          <table:table-cell office:value-type="string">
            <text:p>Hollander II</text:p>
          </table:table-cell>
          <table:table-cell table:style-name="ce36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6">
          <table:table-cell office:value-type="string">
            <text:p>Pheonix Hawk</text:p>
          </table:table-cell>
          <table:table-cell table:style-name="ce36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6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Legionnaire</text:p>
          </table:table-cell>
          <table:table-cell table:style-name="ce38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2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3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Uziel</text:p>
          </table:table-cell>
          <table:table-cell table:style-name="ce36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style-name="ce36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6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Enforcer</text:p>
          </table:table-cell>
          <table:table-cell table:style-name="ce36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6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6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6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Kintaro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en Shen</text:p>
          </table:table-cell>
          <table:table-cell table:style-name="ce36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6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ervish</text:p>
          </table:table-cell>
          <table:table-cell table:style-name="ce36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Quickdraw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eoman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rgus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nvil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Dragon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Dragon</text:p>
          </table:table-cell>
          <table:table-cell table:style-name="ce36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Rifleman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empes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hunderbol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Jinggau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Catapult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4" office:value-type="string">
            <text:p>Patriot</text:p>
          </table:table-cell>
          <table:table-cell table:style-name="ce38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ercules</text:p>
          </table:table-cell>
          <table:table-cell table:style-name="ce36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Archer</text:p>
          </table:table-cell>
          <table:table-cell table:style-name="ce36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6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6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6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vatar</text:p>
          </table:table-cell>
          <table:table-cell table:style-name="ce36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Falcon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ragon Fire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rio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lashma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Lao Hu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ugenja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ammerhands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6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6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araud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31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6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6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O-Bakemono</text:p>
          </table:table-cell>
          <table:table-cell table:style-name="ce36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6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6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ttlemaster</text:p>
          </table:table-cell>
          <table:table-cell table:style-name="ce36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u Huang</text:p>
          </table:table-cell>
          <table:table-cell table:style-name="ce36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alker</text:p>
          </table:table-cell>
          <table:table-cell table:style-name="ce36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6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Highlander</text:p>
          </table:table-cell>
          <table:table-cell table:style-name="ce36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Albatross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nshee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Sagittaire</text:p>
          </table:table-cell>
          <table:table-cell table:style-name="ce36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Naginata</text:p>
          </table:table-cell>
          <table:table-cell table:style-name="ce36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6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2" table:number-columns-repeated="4"/>
          <table:table-cell table:style-name="ce7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4"/>
          <table:covered-table-cell table:number-columns-repeated="2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style-name="ce55"/>
          <table:covered-table-cell table:style-name="ce64"/>
          <table:covered-table-cell table:number-columns-repeated="2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inion (2xMPL)</text:p>
          </table:table-cell>
          <table:table-cell table:style-name="ce56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6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8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28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8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 table:number-columns-repeated="3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 table:number-columns-repeated="2"/>
          <table:table-cell table:style-name="ce26"/>
          <table:table-cell table:style-name="ce5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8"/>
          <table:table-cell table:number-columns-repeated="1020"/>
        </table:table-row>
        <table:table-row table:style-name="ro4" table:number-rows-repeated="10481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7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68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9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25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6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1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28T11:08:38.98</dc:date>
    <meta:editing-duration>P17DT3H28M41S</meta:editing-duration>
    <meta:editing-cycles>87</meta:editing-cycles>
    <meta:generator>OpenOffice.org/3.4$Win32 OpenOffice.org_project/340m1$Build-9590</meta:generator>
    <meta:document-statistic meta:table-count="3" meta:cell-count="1009" meta:object-count="0"/>
  </office:meta>
</office:document-meta>
</file>